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A8DE3BE418327F27.png" manifest:media-type="image/png"/>
  <manifest:file-entry manifest:full-path="Pictures/100000010000050000000280CCF192ECB611218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gistral Cond Extra Bold" svg:font-family="'Magistral Cond Extra Bold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4.641cm"/>
      <style:paragraph-properties style:writing-mode="lr-tb"/>
    </style:style>
    <style:style style:name="pr2" style:family="presentation" style:parent-style-name="Обычный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  <style:text-properties style:font-name="Magistral Cond Extra Bold" fo:font-size="48pt" style:font-size-asian="48pt" style:font-size-complex="4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Magistral Cond Extra Bold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8cm" svg:height="4.641cm" svg:x="0cm" svg:y="5.438cm" presentation:class="title" presentation:user-transformed="true">
          <draw:text-box>
            <text:p text:style-name="P1"><text:span text:style-name="T1">КРУТЫЕ ФОТО РОБОТА НА ОБОИ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draw:frame draw:style-name="gr2" draw:text-style-name="P4" draw:layer="layout" svg:width="27.999cm" svg:height="15.749cm" svg:x="-0.015cm" svg:y="-0.001cm">
          <draw:image xlink:href="Pictures/100000010000078000000438A8DE3BE418327F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draw:frame draw:style-name="gr2" draw:text-style-name="P4" draw:layer="layout" svg:width="27.999cm" svg:height="15.75cm" svg:x="-0.015cm" svg:y="0cm">
          <draw:image xlink:href="Pictures/100000010000050000000280CCF192ECB61121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gistral Cond Extra Bold" svg:font-family="'Magistral Cond Extra Bold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8cm" svg:height="2.631cm" svg:x="1.4cm" svg:y="0.624cm" presentation:class="title" presentation:placeholder="true">
        <draw:text-box/>
      </draw:frame>
      <draw:frame presentation:style-name="Обычный-outline1" draw:layer="backgroundobjects" svg:width="25.198cm" svg:height="9.133cm" svg:x="1.4cm" svg:y="3.6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2cm" svg:y="14.34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2cm" svg:y="14.343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5-19T19:55:48.699000000</dc:date>
    <meta:editing-duration>PT5M7S</meta:editing-duration>
    <meta:editing-cycles>1</meta:editing-cycles>
    <meta:generator>LibreOffice/7.2.6.2$Windows_X86_64 LibreOffice_project/b0ec3a565991f7569a5a7f5d24fed7f52653d754</meta:generator>
    <meta:document-statistic meta:object-count="30"/>
  </office:meta>
</office:document-meta>
</file>